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5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oseph &amp; Henrietti Rosenbaum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ugust 19, 1891</text:p>
      <text:p text:style-name="P5">Month<text:tab/><text:tab/><text:tab/><text:tab/><text:tab/><text:tab/>August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Cape May</text:p>
      <text:p text:style-name="P5">State<text:tab/><text:tab/><text:tab/><text:tab/><text:tab/><text:tab/>NJ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Cape May City N. J./</text:p>
      <text:p text:style-name="P3">Aug 19. 1891./</text:p>
      <text:p text:style-name="P2">Rev. Dr. S. Morais,/</text:p>
      <text:p text:style-name="P2"><text:tab/>Honored Friend/</text:p>
      <text:p text:style-name="P2"><text:tab/><text:tab/>On recognition of/ your worthy presence at our/ Golden Wedding and in high/ appreciation of the noble/ sentiments you expressed on/ that occasion, allow us the/ pleasure to present you with/ a small token of our esteem/ and goodwill towards you./</text:p>
      <text:p text:style-name="P2"><text:tab/>Hoping that the future/ may hold many joyful occasions/ on which we may call you our/ guest, believe us with thanks/ Very respectfully/ Joseph &amp; Henrietti Rosenbau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2:23:01.61</meta:creation-date>
    <dc:date>2011-11-28T12:26:39.84</dc:date>
    <dc:creator>Penn Libraries</dc:creator>
    <meta:editing-duration>PT00H03M3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249" meta:character-count="1758"/>
  </office:meta>
</office:document-meta>
</file>